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0066ff" fo:font-size="12pt"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fo:color="#0066ff" fo:font-size="12pt" style:font-size-asian="12pt" style:font-size-complex="12pt"/>
    </style:style>
    <style:style style:name="P3"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style:tab-stops>
          <style:tab-stop style:position="4.3646in"/>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ab-stops>
          <style:tab-stop style:position="4.3646in"/>
        </style:tab-stops>
      </style:paragraph-properties>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0.5pt" fo:font-weight="normal" style:font-size-asian="10.5pt" style:font-weight-asian="normal" style:font-size-complex="10.5pt" style:font-weight-complex="normal"/>
    </style:style>
    <style:style style:name="P14"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15" style:family="paragraph" style:parent-style-name="Standard">
      <style:paragraph-properties>
        <style:tab-stops>
          <style:tab-stop style:position="4.3646in"/>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style:tab-stops>
          <style:tab-stop style:position="4.3646in"/>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1" style:family="paragraph" style:parent-style-name="Standard" style:list-style-name="L1">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2" style:family="paragraph" style:parent-style-name="Standard" style:list-style-name="L1">
      <style:paragraph-properties fo:text-align="center"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list-style-name="L1">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list-style-name="L1">
      <style:paragraph-properties>
        <style:tab-stops>
          <style:tab-stop style:position="4.3646in"/>
        </style:tab-stops>
      </style:paragraph-propertie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fessional Summary and Skills</text:p>
      <text:p text:style-name="P13"><text:tab/>Enthusiastic and self-motivated professional offering a unique blend of managerial and hands on experience with a <text:s/>strong work ethic. Focused team oriented individual who is results driven.</text:p>
      <text:p text:style-name="P13">Provides knowledgeable guidance to leadership teams, with strong communication skills and recognized ability to identify and nurture employee potential. Able to manage under stressful conditions and maintain operational control. Confirmed analytical and innovative thinker with logistics management skills and the hands-on ability to deliver results by planning and implementing departmental and organizational goals. Apply critical thinking skills in the identification, analysis and resolution of information technology problem, Analyze, design and document system specifications to meet client needs.</text:p>
      <text:p text:style-name="P13"/>
      <text:p text:style-name="P14">Career Objective</text:p>
      <text:p text:style-name="P13">Scholar of computer science with experience working across software development. Eager to secure an important information technology role where I can grow and learn from experienced team members while drawing on project experience I have already successfully executed. </text:p>
      <text:p text:style-name="P5">Education</text:p>
      <text:p text:style-name="P11">Associate In Applied Science Degree </text:p>
      <text:p text:style-name="P11">Software Development &amp; Information Technology Management</text:p>
      <text:p text:style-name="P8">Anoka County Technical College </text:p>
      <text:p text:style-name="P8">3.86 GPA Dean's list &amp; Honor Roll</text:p>
      <text:p text:style-name="P10"/>
      <text:p text:style-name="P10">Technical (IT) Skills</text:p>
      <text:p text:style-name="P10">Languages </text:p>
      <text:p text:style-name="P9">Java, JavaScript,HTML, CSS, Python</text:p>
      <text:p text:style-name="P10"/>
      <text:p text:style-name="P10">Tools</text:p>
      <text:p text:style-name="P9">Apache NetBeans, MS Visual Studios, Eclipse, Notepad ++, PyCharm,Python Shell,Google Colab</text:p>
      <text:p text:style-name="P10"/>
      <text:p text:style-name="P10">Relevant Course Work </text:p>
      <text:p text:style-name="P9">Programming Logic/Design, JAVA Programming <text:s/>Networking Fundamentals, Web Development, </text:p>
      <text:p text:style-name="P9">Technology Fundamentals, Data Analysis, Scripting languages, Mobile App, Artificial Intelligence</text:p>
      <text:p text:style-name="P10"/>
      <text:p text:style-name="P10">Projects</text:p>
      <text:p text:style-name="P10">Board Games Simulation</text:p>
      <text:p text:style-name="P9">Built a responsive program using Python to simulate a board games outcomes of a player's game pieces against opponents. Built a random dice and opponent encounter generator to show possible outcomes under different scenarios the user is able to randomly generate for a new experience every game </text:p>
      <text:p text:style-name="P10">Built Websites </text:p>
      <text:p text:style-name="P9">Created an athletic sneaker digital web page using HTML, JavaScript and CSS </text:p>
      <text:p text:style-name="P10">Programming Robotics</text:p>
      <text:p text:style-name="P9">Program robotics to perform different movements upon remote controlling by using Python </text:p>
      <text:p text:style-name="P10">Building Chatbots </text:p>
      <text:p text:style-name="P9">Using natural language processing and machine learning with Google Colab to predict conditions for the bot and develop a conversational agent as a web application <text:s/></text:p>
      <text:p text:style-name="P10">Built Inventory Management Data Base</text:p>
      <text:p text:style-name="P9">Created data base for a client <text:s/>to update and organize their inventory and <text:s/>efficiently manage business</text:p>
      <text:p text:style-name="P9">with Java and MS Excel</text:p>
      <text:p text:style-name="P5"><text:soft-page-break/>Professional Experience</text:p>
      <text:p text:style-name="P12">United States Army </text:p>
      <text:p text:style-name="P12">(July 2013 - Aug 2018)</text:p>
      <text:p text:style-name="P7">Leadership/Management/Security</text:p>
      <text:list xml:id="list2517324974931982397" text:style-name="L1">
        <text:list-item>
          <text:p text:style-name="P16">Identify complex problems and review related information to develop and evaluate options and implement solutions</text:p>
        </text:list-item>
        <text:list-item>
          <text:p text:style-name="P16">Provide assistance and guidance in meetings, training's and provide direction and motivation for incoming personnel</text:p>
        </text:list-item>
        <text:list-item>
          <text:p text:style-name="P16">Conduct pre-maintenance checks on various military equipment and vehicles</text:p>
        </text:list-item>
        <text:list-item>
          <text:p text:style-name="P16">Carry out various tasks to include preparing and giving classes to fellow soldiers</text:p>
        </text:list-item>
        <text:list-item>
          <text:p text:style-name="P16">Provide general information on military standards and common military knowledge </text:p>
        </text:list-item>
        <text:list-item>
          <text:p text:style-name="P16">Trained on a variety of emergency scenarios relevant to the unit's mission</text:p>
        </text:list-item>
        <text:list-item>
          <text:p text:style-name="P16">Qualified expert on various military weaponry </text:p>
        </text:list-item>
        <text:list-item>
          <text:p text:style-name="P16">Skilled in working independently or as a team member, and responding to different priorities</text:p>
        </text:list-item>
        <text:list-item>
          <text:p text:style-name="P16">Monitored and Authorized entrance and departure of employee, visitors and other persons to guard against theft and maintain security</text:p>
        </text:list-item>
        <text:list-item>
          <text:p text:style-name="P24"><text:span text:style-name="T1">Patrolled industrial and commercial premises to prevent and protect signs of intrusions</text:span>, <text:span text:style-name="T1">security of doors, windows, and gates.</text:span></text:p>
        </text:list-item>
        <text:list-item>
          <text:p text:style-name="P16">Utilized protocols and procedures to screen individuals to prevent passages of prohibited articles into restricted areas</text:p>
        </text:list-item>
        <text:list-item>
          <text:p text:style-name="P24"><text:span text:style-name="T1">Wrote reports of daily activities and irregularities such as equipment, property</text:span> <text:span text:style-name="T1">damage, theft, presence of unauthorized persons and unusual occurrences</text:span></text:p>
        </text:list-item>
      </text:list>
      <text:p text:style-name="P15"/>
      <text:list xml:id="list35543931" text:continue-numbering="true" text:style-name="L1">
        <text:list-header>
          <text:p text:style-name="P21">Northland Staffing</text:p>
          <text:p text:style-name="P21">(Aug 2018 - Jan 2019)</text:p>
          <text:p text:style-name="P22">Assembly technician</text:p>
        </text:list-header>
        <text:list-item>
          <text:p text:style-name="P17">Packaged multiple products on an assembly line</text:p>
        </text:list-item>
        <text:list-item>
          <text:p text:style-name="P17">Flexed to different positions to fill gaps in production</text:p>
        </text:list-item>
        <text:list-item>
          <text:p text:style-name="P17">Worked with management to create SOP's for faster production</text:p>
        </text:list-item>
        <text:list-item>
          <text:p text:style-name="P17">Trained new members to fill various positions</text:p>
        </text:list-item>
        <text:list-item>
          <text:p text:style-name="P16">Coordinated with different departments to complete various tasks</text:p>
          <text:p text:style-name="P16"/>
          <text:p text:style-name="P23">Gopher Resource </text:p>
          <text:p text:style-name="P23">(Jan 2019 – Feb 2020)</text:p>
          <text:p text:style-name="P22">Plant operator </text:p>
        </text:list-item>
        <text:list-item>
          <text:p text:style-name="P17">Forklift operator</text:p>
        </text:list-item>
        <text:list-item>
          <text:p text:style-name="P17">Worked together as a team to set and increase production standards</text:p>
        </text:list-item>
        <text:list-item>
          <text:p text:style-name="P17">Coordinated with three different departments to fill holes in manpower</text:p>
        </text:list-item>
      </text:list>
      <text:p text:style-name="P9"/>
      <text:p text:style-name="P12"/>
      <text:p text:style-name="P12"/>
      <text:p text:style-name="P12"/>
      <text:p text:style-name="P12"/>
      <text:p text:style-name="P12"><text:soft-page-break/>Instacart</text:p>
      <text:p text:style-name="P12">(Feb 2020 - Current)</text:p>
      <text:p text:style-name="P6">Instacart Shopper</text:p>
      <text:list xml:id="list1328584701331911970" text:style-name="L2">
        <text:list-item>
          <text:p text:style-name="P18">Communicated with client's to clarify proper items were receive </text:p>
        </text:list-item>
        <text:list-item>
          <text:p text:style-name="P18">Provided quick and speedy <text:s/>service when dealing with unforeseen obstacles</text:p>
        </text:list-item>
        <text:list-item>
          <text:p text:style-name="P18">Increased hourly rate by 200% by gaining experience and choosing my route's effectively</text:p>
        </text:list-item>
        <text:list-item>
          <text:p text:style-name="P18">Kept a detailed inventory of client needs and suggested alternative's in the event of store shortages</text:p>
        </text:list-item>
        <text:list-item>
          <text:p text:style-name="P18">Maintained positive working relationships with employees by being consistently friendly and professional</text:p>
        </text:list-item>
      </text:list>
      <text:p text:style-name="P6"/>
      <text:list xml:id="list35534662" text:continue-list="list35543931" text:style-name="L1">
        <text:list-header>
          <text:p text:style-name="P17"/>
          <text:p text:style-name="P19"/>
          <text:p text:style-name="P24"/>
        </text:list-header>
      </text:list>
      <text:p text:style-name="P4"/>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0066ff" fo:font-size="12pt"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fo:color="#0066ff"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ivante W. Parness</text:p>
        <text:p text:style-name="MP1">(907) 830-5325</text:p>
        <text:p text:style-name="MP2">Divante111@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vante Parness</meta:initial-creator>
    <meta:creation-date>2021-11-27T23:01:11.58</meta:creation-date>
    <dc:date>2021-11-30T15:31:55.71</dc:date>
    <dc:creator>Divante Parness</dc:creator>
    <meta:editing-duration>PT7H14M7S</meta:editing-duration>
    <meta:editing-cycles>45</meta:editing-cycles>
    <meta:generator>OpenOffice/4.1.11$Win32 OpenOffice.org_project/4111m1$Build-9808</meta:generator>
    <meta:document-statistic meta:table-count="0" meta:image-count="0" meta:object-count="0" meta:page-count="3" meta:paragraph-count="71" meta:word-count="707" meta:character-count="4895"/>
  </office:meta>
</office:document-meta>
</file>